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>FOR ALL ROOMS</text:p>
      <text:p text:style-name="Standard">what I really think I want is a form</text:p>
      <text:p text:style-name="Standard">enter a user</text:p>
      <text:p text:style-name="Standard">send to view</text:p>
      <text:p text:style-name="Standard">get back my_room equivalent</text:p>
      <text:p text:style-name="Standard">with editing for occupancies as well</text:p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soft-page-break/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4T14:30:31.74</dc:date>
    <dc:creator>Trevor Pierson</dc:creator>
    <meta:editing-duration>PT6H42M38S</meta:editing-duration>
    <meta:editing-cycles>4</meta:editing-cycles>
    <meta:generator>OpenOffice/4.1.13$Win32 OpenOffice.org_project/4113m1$Build-9810</meta:generator>
    <meta:document-statistic meta:table-count="0" meta:image-count="0" meta:object-count="0" meta:page-count="2" meta:paragraph-count="43" meta:word-count="306" meta:character-count="1698"/>
  </office:meta>
</office:document-meta>
</file>